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2" style:parent-style-name="Lijstalinea" style:family="paragraph">
      <style:text-properties fo:font-size="14pt" style:font-size-asian="14pt" style:font-size-complex="14pt" fo:language="nl" fo:country="NL"/>
    </style:style>
    <style:style style:name="P3" style:parent-style-name="Lijstalinea" style:family="paragraph">
      <style:text-properties fo:font-size="14pt" style:font-size-asian="14pt" style:font-size-complex="14pt" fo:language="en" fo:country="US"/>
    </style:style>
    <style:style style:name="P4" style:parent-style-name="Lijstalinea" style:family="paragraph">
      <style:text-properties fo:font-size="14pt" style:font-size-asian="14pt" style:font-size-complex="14pt" fo:language="nl" fo:country="NL"/>
    </style:style>
    <style:style style:name="P5" style:parent-style-name="Lijstalinea" style:family="paragraph">
      <style:text-properties fo:font-size="14pt" style:font-size-asian="14pt" style:font-size-complex="14pt" fo:language="en" fo:country="US"/>
    </style:style>
    <style:style style:name="P6" style:parent-style-name="Lijstalinea" style:family="paragraph">
      <style:text-properties fo:font-size="14pt" style:font-size-asian="14pt" style:font-size-complex="14pt"/>
    </style:style>
    <style:style style:name="P7" style:parent-style-name="Lijstalinea" style:family="paragraph"/>
    <style:style style:name="T8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" style:parent-style-name="Standaardalinea-lettertype" style:family="text">
      <style:text-properties fo:font-size="14pt" style:font-size-asian="14pt" style:font-size-complex="14pt" fo:language="en" fo:country="US"/>
    </style:style>
    <style:style style:name="P11" style:parent-style-name="Lijstalinea" style:family="paragraph"/>
    <style:style style:name="T12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" style:parent-style-name="Standaardalinea-lettertype" style:family="text">
      <style:text-properties fo:font-size="14pt" style:font-size-asian="14pt" style:font-size-complex="14pt" fo:language="en" fo:country="US"/>
    </style:style>
    <style:style style:name="P14" style:parent-style-name="Lijstalinea" style:family="paragraph"/>
    <style:style style:name="T15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" style:parent-style-name="Standaardalinea-lettertype" style:family="text">
      <style:text-properties fo:font-size="14pt" style:font-size-asian="14pt" style:font-size-complex="14pt" fo:language="en" fo:country="US"/>
    </style:style>
    <style:style style:name="P17" style:parent-style-name="Lijstalinea" style:family="paragraph">
      <style:text-properties fo:font-size="14pt" style:font-size-asian="14pt" style:font-size-complex="14pt"/>
    </style:style>
    <style:style style:name="P18" style:parent-style-name="Lijstalinea" style:family="paragraph">
      <style:text-properties fo:font-size="14pt" style:font-size-asian="14pt" style:font-size-complex="14pt" fo:language="en" fo:country="US"/>
    </style:style>
    <style:style style:name="P19" style:parent-style-name="Lijstalinea" style:family="paragraph">
      <style:text-properties fo:font-size="14pt" style:font-size-asian="14pt" style:font-size-complex="14pt" fo:language="en" fo:country="US"/>
    </style:style>
    <style:style style:name="P20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2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3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4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5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6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Lijstalinea" style:family="paragraph"/>
    <style:style style:name="T29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0" style:parent-style-name="Lijstalinea" style:family="paragraph">
      <style:text-properties fo:font-size="14pt" style:font-size-asian="14pt" style:font-size-complex="14pt"/>
    </style:style>
    <style:style style:name="P31" style:parent-style-name="Lijstalinea" style:family="paragraph">
      <style:text-properties fo:font-size="14pt" style:font-size-asian="14pt" style:font-size-complex="14pt" fo:language="en" fo:country="US"/>
    </style:style>
    <style:style style:name="P32" style:parent-style-name="Lijstalinea" style:family="paragraph">
      <style:text-properties fo:font-size="14pt" style:font-size-asian="14pt" style:font-size-complex="14pt" fo:language="en" fo:country="US"/>
    </style:style>
    <style:style style:name="P33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5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6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7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9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0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1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3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Lijstalinea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5" style:parent-style-name="Standaard" style:family="paragraph"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46" style:parent-style-name="Lijstalinea" style:family="paragraph"/>
    <style:style style:name="T47" style:parent-style-name="Standaardalinea-lettertype" style:family="text">
      <style:text-properties fo:font-size="14pt" style:font-size-asian="14pt" style:font-size-complex="14pt" fo:language="nl" fo:country="NL"/>
    </style:style>
    <style:style style:name="P48" style:parent-style-name="Lijstalinea" style:family="paragraph"/>
    <style:style style:name="T49" style:parent-style-name="Standaardalinea-lettertype" style:family="text">
      <style:text-properties fo:font-size="14pt" style:font-size-asian="14pt" style:font-size-complex="14pt"/>
    </style:style>
    <style:style style:name="T50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Standaardalinea-lettertype" style:family="text">
      <style:text-properties fo:font-size="14pt" style:font-size-asian="14pt" style:font-size-complex="14pt"/>
    </style:style>
    <style:style style:name="T52" style:parent-style-name="Standaardalinea-lettertype" style:family="text">
      <style:text-properties fo:font-size="14pt" style:font-size-asian="14pt" style:font-size-complex="14pt"/>
    </style:style>
    <style:style style:name="T53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Standaardalinea-lettertype" style:family="text">
      <style:text-properties fo:font-size="14pt" style:font-size-asian="14pt" style:font-size-complex="14pt"/>
    </style:style>
    <style:style style:name="T55" style:parent-style-name="Standaardalinea-lettertype" style:family="text">
      <style:text-properties fo:font-size="14pt" style:font-size-asian="14pt" style:font-size-complex="14pt"/>
    </style:style>
    <style:style style:name="T56" style:parent-style-name="Standaardalinea-lettertype" style:family="text">
      <style:text-properties fo:font-size="14pt" style:font-size-asian="14pt" style:font-size-complex="14pt"/>
    </style:style>
    <style:style style:name="T57" style:parent-style-name="Standaardalinea-lettertype" style:family="text">
      <style:text-properties fo:font-size="14pt" style:font-size-asian="14pt" style:font-size-complex="14pt"/>
    </style:style>
    <style:style style:name="P58" style:parent-style-name="Lijstalinea" style:family="paragraph"/>
    <style:style style:name="T59" style:parent-style-name="Standaardalinea-lettertype" style:family="text">
      <style:text-properties fo:font-size="14pt" style:font-size-asian="14pt" style:font-size-complex="14pt" fo:language="nl" fo:country="NL"/>
    </style:style>
    <style:style style:name="P60" style:parent-style-name="Lijstalinea" style:family="paragraph"/>
    <style:style style:name="T61" style:parent-style-name="Standaardalinea-lettertype" style:family="text">
      <style:text-properties fo:font-size="14pt" style:font-size-asian="14pt" style:font-size-complex="14pt" fo:language="en" fo:country="US"/>
    </style:style>
    <style:style style:name="T62" style:parent-style-name="Standaardalinea-lettertype" style:family="text">
      <style:text-properties fo:font-size="14pt" style:font-size-asian="14pt" style:font-size-complex="14pt" fo:language="en" fo:country="US"/>
    </style:style>
    <style:style style:name="P63" style:parent-style-name="Lijstalinea" style:family="paragraph"/>
    <style:style style:name="T64" style:parent-style-name="Standaardalinea-lettertype" style:family="text">
      <style:text-properties fo:font-size="14pt" style:font-size-asian="14pt" style:font-size-complex="14pt" fo:language="nl" fo:country="NL"/>
    </style:style>
    <style:style style:name="P65" style:parent-style-name="Lijstalinea" style:family="paragraph"/>
    <style:style style:name="T66" style:parent-style-name="Standaardalinea-lettertype" style:family="text">
      <style:text-properties fo:font-size="14pt" style:font-size-asian="14pt" style:font-size-complex="14pt"/>
    </style:style>
    <style:style style:name="T67" style:parent-style-name="Standaardalinea-lettertype" style:family="text">
      <style:text-properties fo:font-size="14pt" style:font-size-asian="14pt" style:font-size-complex="14pt"/>
    </style:style>
    <style:style style:name="T68" style:parent-style-name="Standaardalinea-lettertype" style:family="text">
      <style:text-properties fo:font-size="14pt" style:font-size-asian="14pt" style:font-size-complex="14pt"/>
    </style:style>
    <style:style style:name="T69" style:parent-style-name="Standaardalinea-lettertype" style:family="text">
      <style:text-properties fo:font-size="14pt" style:font-size-asian="14pt" style:font-size-complex="14pt"/>
    </style:style>
    <style:style style:name="T70" style:parent-style-name="Standaardalinea-lettertype" style:family="text">
      <style:text-properties fo:font-size="14pt" style:font-size-asian="14pt" style:font-size-complex="14pt"/>
    </style:style>
    <style:style style:name="T71" style:parent-style-name="Standaardalinea-lettertype" style:family="text">
      <style:text-properties fo:font-size="14pt" style:font-size-asian="14pt" style:font-size-complex="14pt"/>
    </style:style>
    <style:style style:name="T72" style:parent-style-name="Standaardalinea-lettertype" style:family="text">
      <style:text-properties fo:font-size="14pt" style:font-size-asian="14pt" style:font-size-complex="14pt"/>
    </style:style>
    <style:style style:name="P73" style:parent-style-name="Lijstalinea" style:family="paragraph"/>
    <style:style style:name="T74" style:parent-style-name="Standaardalinea-lettertype" style:family="text">
      <style:text-properties fo:font-size="14pt" style:font-size-asian="14pt" style:font-size-complex="14pt" fo:language="nl" fo:country="NL"/>
    </style:style>
    <style:style style:name="P75" style:parent-style-name="Lijstalinea" style:family="paragraph"/>
    <style:style style:name="T76" style:parent-style-name="Standaardalinea-lettertype" style:family="text">
      <style:text-properties fo:font-size="14pt" style:font-size-asian="14pt" style:font-size-complex="14pt"/>
    </style:style>
    <style:style style:name="T77" style:parent-style-name="Standaardalinea-lettertype" style:family="text">
      <style:text-properties fo:font-size="14pt" style:font-size-asian="14pt" style:font-size-complex="14pt"/>
    </style:style>
    <style:style style:name="T78" style:parent-style-name="Standaardalinea-lettertype" style:family="text">
      <style:text-properties fo:font-size="14pt" style:font-size-asian="14pt" style:font-size-complex="14pt"/>
    </style:style>
    <style:style style:name="T79" style:parent-style-name="Standaardalinea-lettertype" style:family="text">
      <style:text-properties fo:font-size="14pt" style:font-size-asian="14pt" style:font-size-complex="14pt"/>
    </style:style>
    <style:style style:name="T80" style:parent-style-name="Standaardalinea-lettertype" style:family="text">
      <style:text-properties fo:font-size="14pt" style:font-size-asian="14pt" style:font-size-complex="14pt"/>
    </style:style>
    <style:style style:name="T81" style:parent-style-name="Standaardalinea-lettertype" style:family="text">
      <style:text-properties fo:font-size="14pt" style:font-size-asian="14pt" style:font-size-complex="14pt"/>
    </style:style>
    <style:style style:name="T82" style:parent-style-name="Standaardalinea-lettertype" style:family="text">
      <style:text-properties fo:font-size="14pt" style:font-size-asian="14pt" style:font-size-complex="14pt"/>
    </style:style>
    <style:style style:name="T83" style:parent-style-name="Standaardalinea-lettertype" style:family="text">
      <style:text-properties fo:font-size="14pt" style:font-size-asian="14pt" style:font-size-complex="14pt"/>
    </style:style>
    <style:style style:name="P84" style:parent-style-name="Lijstalinea" style:family="paragraph"/>
    <style:style style:name="T85" style:parent-style-name="Standaardalinea-lettertype" style:family="text">
      <style:text-properties fo:font-size="14pt" style:font-size-asian="14pt" style:font-size-complex="14pt" fo:language="nl" fo:country="NL"/>
    </style:style>
    <style:style style:name="P86" style:parent-style-name="Lijstalinea" style:family="paragraph"/>
    <style:style style:name="T87" style:parent-style-name="Standaardalinea-lettertype" style:family="text">
      <style:text-properties fo:font-size="14pt" style:font-size-asian="14pt" style:font-size-complex="14pt" fo:language="en" fo:country="US"/>
    </style:style>
    <style:style style:name="T88" style:parent-style-name="Standaardalinea-lettertype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cURL – oefeningen</text:p>
      <text:list text:style-name="LFO1" text:continue-numbering="true">
        <text:list-item>
          <text:p text:style-name="P2">Alle publieke projecten</text:p>
          <text:list text:continue-numbering="true">
            <text:list-item>
              <text:p text:style-name="P3">curl -X GET https://projektwerk.ucll.be/projects.json</text:p>
            </text:list-item>
          </text:list>
        </text:list-item>
        <text:list-item>
          <text:p text:style-name="P4">Alle projecten waar ik toegang tot heb</text:p>
          <text:list text:continue-numbering="true">
            <text:list-item>
              <text:p text:style-name="P5">curl -X GET https://projektwerk.ucll.be/projects/?api_key=[MIJN_API_KEY]</text:p>
            </text:list-item>
          </text:list>
        </text:list-item>
        <text:list-item>
          <text:p text:style-name="P6">Werken met issues in speeltuin-project</text:p>
          <text:list text:continue-numbering="true">
            <text:list-item>
              <text:p text:style-name="P7"><text:span text:style-name="T8">Aanmaken</text:span><text:span text:style-name="T9"><text:s/>issue</text:span><text:span text:style-name="T10">: curl -v -H "Content-Type:application/json" -X POST --data-binary "@issue.json" https://projektwerk.ucll.be/projects/speeltuin/issues.json?key=[MIJN_API_KEY]</text:span></text:p>
            </text:list-item>
            <text:list-item>
              <text:p text:style-name="P11"><text:span text:style-name="T12">Aanpassen issue</text:span><text:span text:style-name="T13">: curl -v -H "Content-Type:application/json" --data-binary "@new_issue.json" -X PUT https://projektwerk.ucll.be/issues/2748.json -H "X-Redmine-API-Key: [MIJN_API_KEY]"</text:span></text:p>
            </text:list-item>
            <text:list-item>
              <text:p text:style-name="P14"><text:span text:style-name="T15">Verwijderen issue</text:span><text:span text:style-name="T16">: curl -v -H "Content-Type:application/json" -X DELETE https://projektwerk.ucll.be/issues/2748.json -H "X-Redmine-API-Key: [MIJN_API_KEY]"</text:span></text:p>
            </text:list-item>
          </text:list>
        </text:list-item>
        <text:list-item>
          <text:p text:style-name="P17">Issue verkenningsopdracht in eigen repository</text:p>
          <text:list text:continue-numbering="true">
            <text:list-item>
              <text:p text:style-name="P18">curl -v -H "Content-Type:application/json" --data-binary "@verkenningsopdracht.json" -X POST https://projektwerk.ucll.be/projects/soa_herst22_brecht_and_co/issues.json?key=[MIJN_API_KEY]</text:p>
            </text:list-item>
            <text:list-item>
              <text:p text:style-name="P19">Inhoud json:<text:s/></text:p>
              <text:list text:continue-numbering="true">
                <text:list-item>
                  <text:p text:style-name="P20">{</text:p>
                </text:list-item>
                <text:list-item>
                  <text:p text:style-name="P21"><text:s text:c="8"/>"issue": {</text:p>
                </text:list-item>
                <text:list-item>
                  <text:p text:style-name="P22"><text:s text:c="16"/>"tracker": "Task",</text:p>
                </text:list-item>
                <text:list-item>
                  <text:p text:style-name="P23"><text:s text:c="16"/>"subject": "Verkenningsopdracht Brecht",</text:p>
                </text:list-item>
                <text:list-item>
                  <text:p text:style-name="P24"><text:s text:c="16"/>"status": "Nieuw",</text:p>
                </text:list-item>
                <text:list-item>
                  <text:p text:style-name="P25"><text:s text:c="16"/>"priority": "Normaal",</text:p>
                </text:list-item>
                <text:list-item>
                  <text:p text:style-name="P26"><text:s text:c="16"/>"assigned_to": "Brecht<text:s/>De Boeck"</text:p>
                </text:list-item>
                <text:list-item>
                  <text:p text:style-name="P27"><text:s text:c="8"/>}</text:p>
                </text:list-item>
                <text:list-item>
                  <text:p text:style-name="P28"><text:span text:style-name="T29">}</text:span></text:p>
                </text:list-item>
              </text:list>
            </text:list-item>
          </text:list>
        </text:list-item>
        <text:list-item>
          <text:p text:style-name="P30">Pas de status aan</text:p>
          <text:list text:continue-numbering="true">
            <text:list-item>
              <text:p text:style-name="P31">curl -v -H "Content-Type:application/json" --data-binary "@verkenning_edit.json" -X PUT<text:s/><text:soft-page-break/>https://projektwerk.ucll.be/issues/2825.json -H "X-Redmine-API-Key:<text:s/>[MIJN_API_KEY]"</text:p>
            </text:list-item>
            <text:list-item>
              <text:p text:style-name="P32">Inhoud json:</text:p>
              <text:list text:continue-numbering="true">
                <text:list-item>
                  <text:p text:style-name="P33">{</text:p>
                </text:list-item>
                <text:list-item>
                  <text:p text:style-name="P34"><text:s text:c="8"/>"issue": {</text:p>
                </text:list-item>
                <text:list-item>
                  <text:p text:style-name="P35"><text:s text:c="16"/>"tracker": "Task",</text:p>
                </text:list-item>
                <text:list-item>
                  <text:p text:style-name="P36"><text:s text:c="16"/>"subject": "Verkenningsopdracht Brecht",</text:p>
                </text:list-item>
                <text:list-item>
                  <text:p text:style-name="P37"><text:s text:c="16"/>"status": "Gesloten",</text:p>
                </text:list-item>
                <text:list-item>
                  <text:p text:style-name="P38"><text:s text:c="16"/>"priority": "Normaal",</text:p>
                </text:list-item>
                <text:list-item>
                  <text:p text:style-name="P39"><text:s text:c="16"/>"assigned_to": "Brecht De Boeck",</text:p>
                </text:list-item>
                <text:list-item>
                  <text:p text:style-name="P40"><text:s text:c="16"/>"done_ratio": 100,</text:p>
                </text:list-item>
                <text:list-item>
                  <text:p text:style-name="P41"><text:s text:c="16"/>"start_date": "2022-10-05",</text:p>
                </text:list-item>
                <text:list-item>
                  <text:p text:style-name="P42"><text:s text:c="16"/>"due_date": "2022-10-11"</text:p>
                </text:list-item>
                <text:list-item>
                  <text:p text:style-name="P43"><text:s text:c="8"/>}</text:p>
                </text:list-item>
                <text:list-item>
                  <text:p text:style-name="P44">}</text:p>
                </text:list-item>
              </text:list>
            </text:list-item>
          </text:list>
        </text:list-item>
      </text:list>
      <text:p text:style-name="P45">Swagger-ui <text:s/>- oefeningen</text:p>
      <text:list text:style-name="LFO1" text:continue-numbering="true">
        <text:list-item>
          <text:p text:style-name="P46"><text:span text:style-name="T47">CORS beschikbaar en bruikbaar door swagger-ui van de api?</text:span></text:p>
          <text:list text:continue-numbering="true">
            <text:list-item>
              <text:p text:style-name="P48"><text:span text:style-name="T49">Ja, het veld<text:s/></text:span><text:span text:style-name="T50">access-control-allow-origin<text:s/></text:span><text:span text:style-name="T51">is gem</text:span><text:span text:style-name="T52">arkeerd als<text:s/></text:span><text:span text:style-name="T53">*</text:span><text:span text:style-name="T54">, wat betekent dat applicaties uit eender welk ander domein de toestemming<text:s/></text:span><text:span text:style-name="T55">hebben</text:span><text:span text:style-name="T56"><text:s/>om verzoeken te versturen naar dit domein</text:span><text:span text:style-name="T57">. Dit is zelfs noodzakelijk voor het functioneren van Swagger UI.</text:span></text:p>
            </text:list-item>
          </text:list>
        </text:list-item>
        <text:list-item>
          <text:p text:style-name="P58"><text:span text:style-name="T59">Opvragen data</text:span></text:p>
          <text:list text:continue-numbering="true">
            <text:list-item>
              <text:p text:style-name="P60"><text:span text:style-name="T61">curl -X ‘GET’ https://p</text:span><text:span text:style-name="T62">etstore.swagger.io/v2/pet/findByStatus?status=available</text:span></text:p>
            </text:list-item>
          </text:list>
        </text:list-item>
        <text:list-item>
          <text:p text:style-name="P63"><text:span text:style-name="T64">Aanmaken data</text:span></text:p>
          <text:list text:continue-numbering="true">
            <text:list-item>
              <text:p text:style-name="P65"><text:span text:style-name="T66">curl -X ‘POST’ https://petstore.swagger.io/v2/user -H ‘accept: application/json’</text:span><text:span text:style-name="T67"><text:s/>-H ‘Content-Type : application/json’ -d<text:s/></text:span><text:span text:style-name="T68">‘{“id”:<text:s/></text:span><text:span text:style-name="T69">9222968140497192000</text:span><text:span text:style-name="T70">, “username”: “brecht”, “firstName”: “Brecht”, “lastName”: “De Boeck”, “email”: “brecht.deboeck@student.ucll.be”, “password”: “t”, “phone”: “01234685896”</text:span><text:span text:style-name="T71">, “userStatus”: 0</text:span><text:span text:style-name="T72">}’</text:span></text:p>
            </text:list-item>
          </text:list>
        </text:list-item>
        <text:list-item>
          <text:p text:style-name="P73"><text:span text:style-name="T74">Aanpassen data</text:span></text:p>
          <text:list text:continue-numbering="true">
            <text:list-item>
              <text:p text:style-name="P75"><text:span text:style-name="T76">curl -X ‘PUT’ https://petstore.swagger.io/v2/user/brecht -H ‘accept: application/json’ -H ‘Content-Type: application/json‘</text:span><text:span text:style-name="T77"><text:s/>-d</text:span><text:span text:style-name="T78"><text:s/>‘{“id”:<text:s/></text:span><text:span text:style-name="T79">9222968140497192000</text:span><text:span text:style-name="T80">, “username”: “brecht”, “firstName”: “Brecht”, “lastName”: “De Boeck”, “email”:<text:s/></text:span><text:soft-page-break/><text:span text:style-name="T81">“brecht.deboeck@student.ucll.be”, “password”: “t</text:span><text:span text:style-name="T82">oledo</text:span><text:span text:style-name="T83">”, “phone”: “01234685896”, “userStatus”: 0}’</text:span></text:p>
            </text:list-item>
          </text:list>
        </text:list-item>
        <text:list-item>
          <text:p text:style-name="P84"><text:span text:style-name="T85">Verwijderen data</text:span></text:p>
          <text:list text:continue-numbering="true">
            <text:list-item>
              <text:p text:style-name="P86"><text:span text:style-name="T87">curl -X ‘DELETE’ https://petstore.swagger.io/v2/user/brecht -H ‘accept</text:span><text:span text:style-name="T88">: application/json’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border="0.0416in solid #4472C4" fo:padding="0in" style:shadow="none" fo:margin-top="0.1388in" fo:margin-bottom="0in" fo:line-height="115%" fo:background-color="#4472C4"/>
      <style:text-properties fo:font-weight="bold" style:font-weight-asian="bold" style:font-weight-complex="bold" fo:text-transform="uppercase" fo:color="#FFFFFF" fo:letter-spacing="0.0104in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in" fo:background-color="#DEEAF6"/>
      <style:text-properties style:font-name-asian="Times New Roman" fo:text-transform="uppercase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fo:font-weight="bold" style:font-weight-asian="bold" style:font-weight-complex="bold" fo:text-transform="uppercase" fo:color="#FFFFFF" fo:letter-spacing="0.0104in" fo:background-color="#4472C4"/>
    </style:style>
    <style:style style:name="Kop2Char" style:display-name="Kop 2 Char" style:family="text" style:parent-style-name="Standaardalinea-lettertype">
      <style:text-properties style:font-name-asian="Times New Roman" style:font-name-complex="Times New Roman" fo:text-transform="uppercase" style:font-size-complex="13pt" fo:background-color="#DEEAF6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echtdeboeck220702@gmail.com</meta:initial-creator>
    <dc:creator>Brechtdeboeck220702@gmail.com</dc:creator>
    <meta:creation-date>2022-10-12T06:44:00Z</meta:creation-date>
    <dc:date>2022-10-16T13:44:00Z</dc:date>
    <meta:template xlink:href="Normal.dotm" xlink:type="simple"/>
    <meta:editing-cycles>101</meta:editing-cycles>
    <meta:editing-duration>PT0S</meta:editing-duration>
    <meta:document-statistic meta:page-count="3" meta:paragraph-count="6" meta:word-count="468" meta:character-count="3036" meta:row-count="21" meta:non-whitespace-character-count="2574"/>
  </office:meta>
</office:document-meta>
</file>